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Poppins" svg:font-family="Poppins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Tahoma" svg:font-family="Tahoma" style:font-family-generic="system" style:font-pitch="variable"/>
    <style:font-face style:name="source-code-pro" svg:font-family="source-code-pro" style:font-family-generic="system" style:font-pitch="variable"/>
  </office:font-face-decls>
  <office:automatic-styles>
    <style:style style:name="P1" style:family="paragraph">
      <style:paragraph-properties style:writing-mode="lr-tb"/>
      <style:text-properties fo:font-size="8pt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style:font-name="Poppins" fo:font-size="8pt" style:font-size-asian="8pt" style:font-size-complex="8pt"/>
    </style:style>
    <style:style style:name="P4" style:family="paragraph" style:list-style-name="L1"/>
    <style:style style:name="P5" style:family="paragraph" style:list-style-name="L2"/>
    <style:style style:name="P6" style:family="paragraph" style:list-style-name="L3"/>
    <style:style style:name="P7" style:family="paragraph" style:list-style-name="L4"/>
    <style:style style:name="P8" style:family="paragraph" style:list-style-name="L5"/>
    <style:style style:name="P9" style:family="paragraph" style:list-style-name="L6"/>
    <style:style style:name="P10" style:family="paragraph">
      <style:text-properties style:font-name="Poppins" fo:font-size="8pt" style:font-size-asian="8pt" style:font-size-complex="8pt"/>
    </style:style>
    <style:style style:name="P11" style:family="paragraph" style:parent-style-name="Text_20_body">
      <style:text-properties style:font-name="Poppins" fo:font-size="8pt" style:font-size-asian="8pt" style:font-size-complex="8pt"/>
    </style:style>
    <style:style style:name="P12" style:family="paragraph" style:list-style-name="L1">
      <style:text-properties style:font-name="Poppins" fo:font-size="8pt" style:font-size-asian="8pt" style:font-size-complex="8pt"/>
    </style:style>
    <style:style style:name="P13" style:family="paragraph" style:list-style-name="L4">
      <style:text-properties style:font-name="Poppins" fo:font-size="8pt" style:font-size-asian="8pt" style:font-size-complex="8pt"/>
    </style:style>
    <style:style style:name="P14" style:family="paragraph" style:list-style-name="L5">
      <style:text-properties style:font-name="Poppins" fo:font-size="8pt" style:font-size-asian="8pt" style:font-size-complex="8pt"/>
    </style:style>
    <style:style style:name="P15" style:family="paragraph" style:list-style-name="L6">
      <style:text-properties style:font-name="Poppins" fo:font-size="8pt" style:font-size-asian="8pt" style:font-size-complex="8pt"/>
    </style:style>
    <style:style style:name="T1" style:family="text">
      <style:text-properties fo:font-variant="normal" fo:text-transform="none" fo:color="#ececf1" loext:opacity="100%" style:font-name="S hne" fo:font-size="12pt" fo:letter-spacing="normal" fo:font-style="normal" fo:font-weight="normal" officeooo:rsid="00046ff9"/>
    </style:style>
    <style:style style:name="T2" style:family="text">
      <style:text-properties officeooo:rsid="00046ff9"/>
    </style:style>
    <style:style style:name="T3" style:family="text">
      <style:text-properties fo:color="#000000" loext:opacity="100%" style:font-name="Calibri" fo:letter-spacing="normal"/>
    </style:style>
    <style:style style:name="T4" style:family="text">
      <style:text-properties fo:color="#000000" loext:opacity="100%" style:font-name="Calibri" fo:letter-spacing="normal" officeooo:rsid="00046ff9"/>
    </style:style>
    <style:style style:name="T5" style:family="text">
      <style:text-properties loext:padding="0.049cm" loext:border="0.06pt solid #d9d9e3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Poppins" fo:font-size="8pt" style:font-size-asian="8pt" style:font-size-complex="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O FINAL DE LARAVEL Objectivo: </text:p>
      <text:p text:style-name="P2"/>
      <text:p text:style-name="P2">Criar um CRM de visualização e edição de tarefas associadas a construção civil.<text:line-break/><text:line-break/>Requisitos: O sistema deve conter uma tabela principal onde aparecem todas as tarefas. </text:p>
      <text:p text:style-name="P2">Nesta tabela constará o nome da tarefa, o preço por unidade, a unidade de medida, uma foto exemplificativa, a categoria da tarefa</text:p>
      <text:p text:style-name="P2">Na tabela principal deve haver um botão para ver as tarefas de cada categoria. Ao clicar aqui abrirá uma nova tabela com os todas as tarefas daquela categoria, com os campos: </text:p>
      <text:p text:style-name="P2">ome da tarefa, o preço por unidade, a unidade de medida, uma foto exemplificativa, a categoria da tarefa</text:p>
      <text:p text:style-name="P2"><text:s/>Deverá ser criado um sistema simples de registo e login de Users e uma página de Dashboard no menu acedida apenas por utilizadores autenticados (protegida por Middleware) que diga: ‘Olá, nome do utilizador’. Deve haver pelo menos 2 perfis: </text:p>
      <text:p text:style-name="P2"/>
      <text:p text:style-name="P2">➢ o administrador insere, apaga e edita tarefas e categorias </text:p>
      <text:p text:style-name="P2"/>
      <text:p text:style-name="P2">➢ User autenticado consegue editar. </text:p>
      <text:p text:style-name="P2"/>
      <text:p text:style-name="P2">Users não autenticados apenas podem visualizar conteúdos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eciso que trates estes dados para que os possa iserir numa base de dados, para ter o nome da tarefa, preço, e unidade de medida</text:p>
      <text:p text:style-name="P2"/>
      <text:p text:style-name="P2"/>
      <text:p text:style-name="Default_20_Drawing_20_Style"><text:s/>quero que tires a numeração, quero tudo neste formato: categoria, nome do artigo, unidade de medida, preço por m2, </text:p>
      <text:p text:style-name="Default_20_Drawing_20_Style">categoria, nome do artigo, unidade de medida, preço por m2, </text:p>
      <text:p text:style-name="Default_20_Drawing_20_Style">categoria, nome do artigo, unidade de medida, preço por m2, </text:p>
      <text:p text:style-name="Default_20_Drawing_20_Style">categoria, nome do artigo, unidade de medida, preço por m2 </text:p>
      <text:p text:style-name="P2"/>
      <text:p text:style-name="P2"/>
      <text:p text:style-name="P2">categoria,nome do artigo,unidade de medida,tipo de trabalho,preço por m2</text:p>
      <text:p text:style-name="P2">estruturas metálicas,estrutura metálica para telhado,kg,fornecimento e montagem,120,00 €</text:p>
      <text:p text:style-name="P2">estruturas metálicas,estrutura metálica para pórticos,kg,fornecimento e montagem,150,00 €</text:p>
      <text:p text:style-name="P2">estruturas metálicas,estrutura metálica para escadas,kg,fornecimento e montagem,180,00 €</text:p>
      <text:p text:style-name="P2">alvenarias,alvenaria de tijolo cerâmico furado,m2,fornecimento,60,00 €</text:p>
      <text:p text:style-name="P2">alvenarias,alvenaria de tijolo cerâmico burro,m2,fornecimento,75,00 €</text:p>
      <text:p text:style-name="P2">alvenarias,alvenaria de bloco de betão,m2,fornecimento,90,00 €</text:p>
      <text:p text:style-name="P2">rebocos,reboco projetado de argamassa de cimento e areia,m2,fornecimento,30,00 €</text:p>
      <text:p text:style-name="P2">rebocos,reboco de gesso em paredes,m2,fornecimento,40,00 €</text:p>
      <text:p text:style-name="P2">rebocos,reboco de gesso em tetos,m2,fornecimento,50,00 €</text:p>
      <text:p text:style-name="P2">rebocos,reboco estanhado em paredes,m2,fornecimento,35,00 €</text:p>
      <text:p text:style-name="P2">rebocos,reboco estanhado em tetos,m2,fornecimento,45,00 €</text:p>
      <text:p text:style-name="P2">pinturas,pintura de parede interior,m2,montagem,25,00 €</text:p>
      <text:p text:style-name="P2">pinturas,pintura de parede exterior,m2,montagem,30,00 €</text:p>
      <text:p text:style-name="P2">pinturas,pintura de teto interior,m2,montagem,35,00 €</text:p>
      <text:p text:style-name="P2">pinturas,pintura de teto exterior,m2,montagem,40,00 €</text:p>
      <text:p text:style-name="P2">pinturas,pintura de portas,m2,montagem,20,00 €</text:p>
      <text:p text:style-name="P2">instalações elétricas,tomada elétrica,unidade,fornecimento,10,00 €</text:p>
      <text:p text:style-name="P2">instalações elétricas,interruptor,unidade,fornecimento,8,00 €</text:p>
      <text:p text:style-name="P2">instalações elétricas,luminária de teto,unidade,fornecimento,25,00 €</text:p>
      <text:p text:style-name="P2">instalações elétricas,lâmpada LED,unidade,fornecimento,5,00 €</text:p>
      <text:p text:style-name="P2">hidráulica,torneira,unidade,fornecimento,15,00 €</text:p>
      <text:p text:style-name="P2">hidráulica,válvula de descarga,unidade,fornecimento,20,00 €</text:p>
      <text:p text:style-name="P2">hidráulica,chuveiro,unidade,fornecimento,40,00 €</text:p>
      <text:p text:style-name="P2">hidráulica,tubulação de PVC,metro,fornecimento,10,00 €</text:p>
      <text:p text:style-name="P2">pavimentos,pavimento cerâmico,m2,montagem,35,00 €</text:p>
      <text:p text:style-name="P2">pavimentos,pavimento flutuante,m2,montagem,30,00 €</text:p>
      <text:p text:style-name="P2">pavimentos,pavimento de madeira,m2,montagem,50,00 €</text:p>
      <text:p text:style-name="P2">pavimentos,pavimento de vinil,m2,montagem,25,00 €</text:p>
      <text:p text:style-name="P2">coberturas,telha cerâmica,unidade,fornecimento e montagem,5,00 €</text:p>
      <text:p text:style-name="P2">coberturas,telha de fibrocimento,unidade,fornecimento e montagem,8,00 €</text:p>
      <text:p text:style-name="P2">coberturas,telha metálica,unidade,fornecimento e montagem,10,00 €</text:p>
      <text:p text:style-name="P2">coberturas,telha de vidro,unidade,fornecimento e montagem,15,00 €</text:p>
      <text:p text:style-name="P2">impermeabilizações,impermeabilização de terraço,m2,montagem,20,00 €</text:p>
      <text:p text:style-name="P2">impermeabilizações,impermeabilização de piscina,m2,montagem,30,00 €</text:p>
      <text:p text:style-name="P2">impermeabilizações,impermeabilização de laje,m2,montagem,25,00 €</text:p>
      <text:p text:style-name="P2">impermeabilizações,impermeabilização de parede,m2,montagem,18,00 €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Para criar o CRM de visualização e edição de tarefas associadas à construção civil com Laravel, siga os passos abaixo:</text:p>
      <text:p text:style-name="P11">Passo 1: Configuração do ambiente</text:p>
      <text:list text:style-name="L1">
        <text:list-item>
          <text:p text:style-name="Text_20_body">Certifique-se de ter o ambiente Laravel instalado e configurado em seu sistema.</text:p>
        </text:list-item>
        <text:list-item>
          <text:p text:style-name="Text_20_body"><text:span text:style-name="T7">Crie um novo projeto Laravel executando o comando </text:span><text:span text:style-name="Source_20_Text"><text:span text:style-name="T7">laravel new nome-do-projeto</text:span></text:span><text:span text:style-name="T7">.</text:span></text:p>
        </text:list-item>
      </text:list>
      <text:p text:style-name="P11">Passo 2: Criação do banco de dados</text:p>
      <text:list text:style-name="L2">
        <text:list-item>
          <text:p text:style-name="Text_20_body"><text:span text:style-name="T7">Crie um banco de dados para o projeto e configure as credenciais de conexão no arquivo </text:span><text:span text:style-name="Source_20_Text"><text:span text:style-name="T7">.env</text:span></text:span><text:span text:style-name="T7"> do seu projeto Laravel.</text:span></text:p>
        </text:list-item>
      </text:list>
      <text:p text:style-name="P11">Passo 3: Criação das tabelas e modelos</text:p>
      <text:list text:style-name="L3">
        <text:list-item>
          <text:p text:style-name="Text_20_body"><text:span text:style-name="T7">Crie as migrações para as tabelas "tarefas" e "categorias" executando os comandos </text:span><text:span text:style-name="Source_20_Text"><text:span text:style-name="T7">php artisan make:migration create_tarefas_table</text:span></text:span><text:span text:style-name="T7"> e </text:span><text:span text:style-name="Source_20_Text"><text:span text:style-name="T7">php artisan make:migration create_categorias_table</text:span></text:span><text:span text:style-name="T7">.</text:span></text:p>
        </text:list-item>
        <text:list-item>
          <text:p text:style-name="Text_20_body"><text:span text:style-name="T7">Abra os arquivos de migração criados em </text:span><text:span text:style-name="Source_20_Text"><text:span text:style-name="T7">database/migrations</text:span></text:span><text:span text:style-name="T7"> e defina os campos necessários para cada tabela.</text:span></text:p>
        </text:list-item>
        <text:list-item>
          <text:p text:style-name="Text_20_body"><text:span text:style-name="T7">Execute as migrações para criar as tabelas no banco de dados executando o comando </text:span><text:span text:style-name="Source_20_Text"><text:span text:style-name="T7">php artisan migrate</text:span></text:span><text:span text:style-name="T7">.</text:span></text:p>
        </text:list-item>
        <text:list-item>
          <text:p text:style-name="Text_20_body"><text:span text:style-name="T7">Crie os modelos para as tabelas "tarefas" e "categorias" executando os comandos </text:span><text:span text:style-name="Source_20_Text"><text:span text:style-name="T7">php artisan make:model Tarefa</text:span></text:span><text:span text:style-name="T7"> e </text:span><text:span text:style-name="Source_20_Text"><text:span text:style-name="T7">php artisan make:model Categoria</text:span></text:span><text:span text:style-name="T7">.</text:span></text:p>
        </text:list-item>
      </text:list>
      <text:p text:style-name="P11">Passo 4: Definição das rotas e controladores</text:p>
      <text:list text:style-name="L4">
        <text:list-item>
          <text:p text:style-name="Text_20_body"><text:span text:style-name="T7">Abra o arquivo </text:span><text:span text:style-name="Source_20_Text"><text:span text:style-name="T7">routes/web.php</text:span></text:span><text:span text:style-name="T7"> e defina as rotas para as funcionalidades necessárias, como visualizar a tabela principal, visualizar as tarefas de uma categoria, registro, login e dashboard.</text:span></text:p>
        </text:list-item>
        <text:list-item>
          <text:p text:style-name="Text_20_body"><text:span text:style-name="T7">Crie os controladores necessários executando o comando </text:span><text:span text:style-name="Source_20_Text"><text:span text:style-name="T7">php artisan make:controller TarefaController</text:span></text:span><text:span text:style-name="T7"> e </text:span><text:span text:style-name="Source_20_Text"><text:span text:style-name="T7">php artisan make:controller CategoriaController</text:span></text:span><text:span text:style-name="T7">.</text:span></text:p>
        </text:list-item>
        <text:list-item>
          <text:p text:style-name="Text_20_body">Implemente os métodos nos controladores para realizar as operações desejadas, como listar tarefas, listar tarefas de uma categoria, criar, editar e excluir tarefas e categorias.</text:p>
        </text:list-item>
      </text:list>
      <text:p text:style-name="P11">Passo 5: Implementação da autenticação e middleware</text:p>
      <text:list text:style-name="L5">
        <text:list-item>
          <text:p text:style-name="Text_20_body"><text:span text:style-name="T7">Execute o comando </text:span><text:span text:style-name="Source_20_Text"><text:span text:style-name="T7">php artisan make:auth</text:span></text:span><text:span text:style-name="T7"> para gerar as views e rotas de autenticação.</text:span></text:p>
        </text:list-item>
        <text:list-item>
          <text:p text:style-name="Text_20_body"><text:span text:style-name="T7">Abra o arquivo </text:span><text:span text:style-name="Source_20_Text"><text:span text:style-name="T7">app/Http/Kernel.php</text:span></text:span><text:span text:style-name="T7"> e registre um middleware para proteger a página do dashboard, permitindo apenas usuários autenticados a acessá-la.</text:span></text:p>
        </text:list-item>
        <text:list-item>
          <text:p text:style-name="Text_20_body">Atualize as views geradas pelo Laravel para exibir a saudação "Olá, nome do utilizador" na página do dashboard.</text:p>
        </text:list-item>
      </text:list>
      <text:p text:style-name="P11">Passo 6: Implementação dos perfis de usuário</text:p>
      <text:list text:style-name="L6">
        <text:list-item>
          <text:p text:style-name="Text_20_body"><text:span text:style-name="T7">Adicione uma coluna </text:span><text:span text:style-name="Source_20_Text"><text:span text:style-name="T7">role</text:span></text:span><text:span text:style-name="T7"> à tabela "users" para definir os perfis.</text:span></text:p>
        </text:list-item>
        <text:list-item>
          <text:p text:style-name="Text_20_body">No controlador e nas rotas relacionadas à criação, edição e exclusão de tarefas e categorias, verifique se o usuário tem permissão para executar essas ações, com base em seu perfil (por exemplo, apenas o perfil de administrador pode realizar essas operações)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Poppins" svg:font-family="Poppins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Tahoma" svg:font-family="Tahoma" style:font-family-generic="system" style:font-pitch="variable"/>
    <style:font-face style:name="source-code-pro" svg:font-family="source-code-pr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source-code-pro" style:font-family-complex="source-code-pro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Slide_20_de_20_título_7e_LT_7e_Gliederung_20_1" style:display-name="Slide de títul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source-code-pro" style:font-family-complex="source-code-pro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8:28:32.282000000</meta:creation-date>
    <dc:date>2023-06-05T22:04:44.189000000</dc:date>
    <meta:editing-duration>PT3H36M12S</meta:editing-duration>
    <meta:editing-cycles>1</meta:editing-cycles>
    <meta:document-statistic meta:table-count="0" meta:image-count="0" meta:object-count="0" meta:page-count="2" meta:paragraph-count="73" meta:word-count="789" meta:character-count="6107" meta:non-whitespace-character-count="5392"/>
    <meta:generator>LibreOffice/7.4.2.3$Windows_X86_64 LibreOffice_project/382eef1f22670f7f4118c8c2dd222ec7ad009daf</meta:generator>
  </office:meta>
</office:document-meta>
</file>